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 New Roman CYR" svg:font-family="'Times New Roman CYR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692cm" fo:margin-left="0.191cm" table:align="left" style:writing-mode="lr-tb"/>
    </style:style>
    <style:style style:name="Таблица1.A" style:family="table-column">
      <style:table-column-properties style:column-width="5.085cm"/>
    </style:style>
    <style:style style:name="Таблица1.B" style:family="table-column">
      <style:table-column-properties style:column-width="4.665cm"/>
    </style:style>
    <style:style style:name="Таблица1.C" style:family="table-column">
      <style:table-column-properties style:column-width="3.223cm"/>
    </style:style>
    <style:style style:name="Таблица1.D" style:family="table-column">
      <style:table-column-properties style:column-width="3.718cm"/>
    </style:style>
    <style:style style:name="Таблица1.1" style:family="table-row">
      <style:table-row-properties style:min-row-height="0.002cm" style:keep-together="true"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="0.002cm solid #000000">
        <style:background-image/>
      </style:table-cell-properties>
    </style:style>
    <style:style style:name="Таблица1.A2" style:family="table-cell">
      <style:table-cell-properties style:vertical-align="middle" fo:background-color="#ffffff" fo:padding-left="0.191cm" fo:padding-right="0.191cm" fo:padding-top="0cm" fo:padding-bottom="0cm" fo:border="0.002cm solid #000000">
        <style:background-image/>
      </style:table-cell-properties>
    </style:style>
    <style:style style:name="P1" style:family="paragraph" style:parent-style-name="Standard" style:list-style-name="">
      <style:paragraph-properties fo:line-height="100%" fo:text-align="center" style:justify-single-word="false" style:text-autospace="none"/>
      <style:text-properties fo:font-variant="normal" fo:text-transform="none" style:font-name="Times New Roman CYR" fo:font-size="14pt" fo:language="ru" fo:country="RU" fo:font-weight="normal" style:font-name-asian="Times New Roman CYR" style:font-size-asian="14pt" style:font-weight-asian="normal" style:font-name-complex="Times New Roman CYR" style:font-size-complex="14pt" style:font-weight-complex="normal"/>
    </style:style>
    <style:style style:name="P2" style:family="paragraph" style:parent-style-name="Standard" style:list-style-name="">
      <style:paragraph-properties fo:line-height="100%" style:text-autospace="none"/>
      <style:text-properties fo:font-variant="normal" fo:text-transform="none" style:font-name="Times New Roman CYR" fo:font-size="14pt" fo:language="ru" fo:country="RU" fo:font-weight="normal" style:font-name-asian="Times New Roman CYR" style:font-size-asian="14pt" style:font-weight-asian="normal" style:font-name-complex="Times New Roman CYR" style:font-size-complex="14pt" style:font-weight-complex="normal"/>
    </style:style>
    <style:style style:name="P3" style:family="paragraph" style:parent-style-name="Standard" style:list-style-name="">
      <style:paragraph-properties fo:line-height="100%" style:text-autospace="none"/>
      <style:text-properties fo:font-variant="normal" fo:text-transform="none" style:font-name="Times New Roman1" fo:font-size="14pt" fo:language="en" fo:country="none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4" style:family="paragraph" style:parent-style-name="Standard" style:list-style-name="">
      <style:paragraph-properties fo:line-height="100%" style:text-autospace="none"/>
      <style:text-properties fo:font-variant="normal" fo:text-transform="none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" style:family="paragraph" style:parent-style-name="Standard" style:list-style-name="">
      <style:paragraph-properties fo:line-height="100%" style:text-autospace="none"/>
    </style:style>
    <style:style style:name="P6" style:family="paragraph" style:parent-style-name="Standard" style:list-style-name="">
      <style:paragraph-properties fo:margin-left="0cm" fo:margin-right="0cm" fo:margin-top="0.176cm" fo:margin-bottom="0cm" fo:line-height="150%" fo:text-align="justify" style:justify-single-word="false" fo:text-indent="1.251cm" style:auto-text-indent="false" style:text-autospace="none"/>
      <style:text-properties style:font-name="Times New Roman CYR" fo:font-size="14pt" style:font-name-asian="Times New Roman CYR" style:font-size-asian="14pt" style:font-name-complex="Times New Roman CYR" style:font-size-complex="14pt"/>
    </style:style>
    <style:style style:name="P7" style:family="paragraph" style:parent-style-name="Standard" style:list-style-name="">
      <style:paragraph-properties fo:margin-left="0cm" fo:margin-right="0cm" fo:margin-top="0.176cm" fo:margin-bottom="0cm" fo:line-height="150%" fo:text-align="justify" style:justify-single-word="false" fo:text-indent="1.251cm" style:auto-text-indent="false" style:text-autospace="none"/>
      <style:text-properties style:font-name="Times New Roman CYR" fo:font-size="14pt" fo:language="ru" fo:country="RU" style:font-name-asian="Times New Roman CYR" style:font-size-asian="14pt" style:font-name-complex="Times New Roman CYR" style:font-size-complex="14pt"/>
    </style:style>
    <style:style style:name="P8" style:family="paragraph" style:parent-style-name="Standard" style:list-style-name="">
      <style:paragraph-properties fo:margin-left="0cm" fo:margin-right="0cm" fo:margin-top="0.176cm" fo:margin-bottom="0cm" fo:line-height="150%" fo:text-align="justify" style:justify-single-word="false" fo:text-indent="1.251cm" style:auto-text-indent="false" style:text-autospace="none"/>
      <style:text-properties style:font-name="Times New Roman CYR" fo:font-size="14pt" fo:language="en" fo:country="none" style:font-name-asian="Times New Roman CYR" style:font-size-asian="14pt" style:font-name-complex="Times New Roman CYR" style:font-size-complex="14pt"/>
    </style:style>
    <style:style style:name="P9" style:family="paragraph" style:parent-style-name="Standard" style:list-style-name="">
      <style:paragraph-properties fo:margin-left="0cm" fo:margin-right="0cm" fo:margin-top="0.176cm" fo:margin-bottom="0cm" fo:line-height="150%" fo:text-align="justify" style:justify-single-word="false" fo:text-indent="1.251cm" style:auto-text-indent="false" style:text-autospace="none"/>
    </style:style>
    <style:style style:name="P10" style:family="paragraph" style:parent-style-name="Standard" style:list-style-name="">
      <style:paragraph-properties fo:margin-left="0cm" fo:margin-right="0cm" fo:margin-top="0.176cm" fo:margin-bottom="0cm" fo:line-height="150%" fo:text-align="justify" style:justify-single-word="false" fo:text-indent="1.251cm" style:auto-text-indent="false" style:text-autospace="none"/>
      <style:text-properties fo:text-transform="uppercase" style:font-name="Times New Roman CYR" fo:font-size="14pt" fo:font-weight="bold" style:font-name-asian="Times New Roman CYR" style:font-size-asian="14pt" style:font-weight-asian="bold" style:font-name-complex="Times New Roman CYR" style:font-size-complex="14pt" style:font-weight-complex="bold"/>
    </style:style>
    <style:style style:name="P11" style:family="paragraph" style:parent-style-name="Standard" style:list-style-name="">
      <style:paragraph-properties fo:margin-left="0cm" fo:margin-right="0cm" fo:margin-top="0.176cm" fo:margin-bottom="0cm" fo:line-height="150%" fo:text-align="justify" style:justify-single-word="false" fo:text-indent="1.251cm" style:auto-text-indent="false" style:text-autospace="none"/>
      <style:text-properties fo:text-transform="uppercase" style:font-name="Times New Roman CYR" fo:font-size="14pt" fo:language="en" fo:country="none" fo:font-weight="bold" style:font-name-asian="Times New Roman CYR" style:font-size-asian="14pt" style:font-weight-asian="bold" style:font-name-complex="Times New Roman CYR" style:font-size-complex="14pt" style:font-weight-complex="bold"/>
    </style:style>
    <style:style style:name="P12" style:family="paragraph" style:parent-style-name="Standard" style:list-style-name="">
      <style:paragraph-properties fo:margin-left="0cm" fo:margin-right="0cm" fo:margin-top="0.176cm" fo:margin-bottom="0cm" fo:line-height="150%" fo:text-align="justify" style:justify-single-word="false" fo:text-indent="1.251cm" style:auto-text-indent="false" style:text-autospace="none"/>
      <style:text-properties fo:font-variant="normal" fo:text-transform="none" style:font-name="Times New Roman CYR" fo:font-size="14pt" fo:font-weight="normal" style:font-name-asian="Times New Roman CYR" style:font-size-asian="14pt" style:font-weight-asian="normal" style:font-name-complex="Times New Roman CYR" style:font-size-complex="14pt" style:font-weight-complex="normal"/>
    </style:style>
    <style:style style:name="P13" style:family="paragraph" style:parent-style-name="Standard" style:list-style-name="">
      <style:paragraph-properties fo:margin-left="0cm" fo:margin-right="0cm" fo:line-height="150%" fo:text-align="justify" style:justify-single-word="false" fo:text-indent="1.251cm" style:auto-text-indent="false" style:text-autospace="none"/>
      <style:text-properties fo:font-variant="normal" fo:text-transform="none" style:font-name="Times New Roman CYR" fo:font-size="14pt" fo:font-weight="normal" style:font-name-asian="Times New Roman CYR" style:font-size-asian="14pt" style:font-weight-asian="normal" style:font-name-complex="Times New Roman CYR" style:font-size-complex="14pt" style:font-weight-complex="normal"/>
    </style:style>
    <style:style style:name="P14" style:family="paragraph" style:parent-style-name="Standard" style:list-style-name="RTF_5f_Num_20_4">
      <style:paragraph-properties fo:margin-left="1.251cm" fo:margin-right="0cm" fo:margin-top="0.176cm" fo:margin-bottom="0cm" fo:line-height="150%" fo:text-align="justify" style:justify-single-word="false" fo:text-indent="0cm" style:auto-text-indent="false" style:text-autospace="none">
        <style:tab-stops/>
      </style:paragraph-properties>
    </style:style>
    <style:style style:name="P15" style:family="paragraph" style:parent-style-name="Standard" style:list-style-name="RTF_5f_Num_20_4">
      <style:paragraph-properties fo:margin-left="1.251cm" fo:margin-right="0cm" fo:margin-top="0.176cm" fo:margin-bottom="0cm" fo:line-height="150%" fo:text-align="justify" style:justify-single-word="false" fo:text-indent="0cm" style:auto-text-indent="false" style:text-autospace="none">
        <style:tab-stops/>
      </style:paragraph-properties>
      <style:text-properties fo:font-variant="normal" fo:text-transform="none" style:font-name="Times New Roman CYR" fo:font-size="14pt" fo:language="ru" fo:country="RU" fo:font-weight="normal" style:font-name-asian="Times New Roman CYR" style:font-size-asian="14pt" style:font-weight-asian="normal" style:font-name-complex="Times New Roman CYR" style:font-size-complex="14pt" style:font-weight-complex="normal"/>
    </style:style>
    <style:style style:name="P16" style:family="paragraph" style:parent-style-name="Standard" style:list-style-name="">
      <style:paragraph-properties fo:margin-left="0.751cm" fo:margin-right="0cm" fo:margin-top="0.176cm" fo:margin-bottom="0cm" fo:line-height="150%" fo:text-align="justify" style:justify-single-word="false" fo:text-indent="1.251cm" style:auto-text-indent="false" style:text-autospace="none"/>
      <style:text-properties style:font-name="Times New Roman CYR" fo:font-size="14pt" style:font-name-asian="Times New Roman CYR" style:font-size-asian="14pt" style:font-name-complex="Times New Roman CYR" style:font-size-complex="14pt"/>
    </style:style>
    <style:style style:name="P17" style:family="paragraph" style:parent-style-name="Standard" style:list-style-name="RTF_5f_Num_20_6">
      <style:paragraph-properties fo:margin-left="0.116cm" fo:margin-right="0cm" fo:margin-top="0.176cm" fo:margin-bottom="0cm" fo:line-height="150%" fo:text-align="justify" style:justify-single-word="false" fo:text-indent="0cm" style:auto-text-indent="false" style:text-autospace="none">
        <style:tab-stops/>
      </style:paragraph-properties>
      <style:text-properties fo:font-variant="normal" fo:text-transform="none" style:font-name="Times New Roman CYR" fo:font-size="14pt" fo:font-weight="normal" style:font-name-asian="Times New Roman CYR" style:font-size-asian="14pt" style:font-weight-asian="normal" style:font-name-complex="Times New Roman CYR" style:font-size-complex="14pt" style:font-weight-complex="normal"/>
    </style:style>
    <style:style style:name="P18" style:family="paragraph" style:parent-style-name="Standard" style:list-style-name="RTF_5f_Num_20_6">
      <style:paragraph-properties fo:margin-left="0.116cm" fo:margin-right="0cm" fo:margin-top="0.176cm" fo:margin-bottom="0cm" fo:line-height="150%" fo:text-align="justify" style:justify-single-word="false" fo:text-indent="0cm" style:auto-text-indent="false" style:text-autospace="none">
        <style:tab-stops/>
      </style:paragraph-properties>
      <style:text-properties fo:font-variant="normal" fo:text-transform="none" style:font-name="Times New Roman CYR" fo:font-size="14pt" fo:font-weight="normal" style:font-name-asian="Times New Roman CYR" style:font-size-asian="14pt" style:font-weight-asian="normal" style:font-name-complex="Times New Roman CYR" style:font-size-complex="14pt" style:font-weight-complex="normal"/>
    </style:style>
    <style:style style:name="P19" style:family="paragraph" style:parent-style-name="Standard" style:list-style-name="" style:master-page-name="">
      <style:paragraph-properties fo:margin-left="0cm" fo:margin-right="0cm" fo:margin-top="0.176cm" fo:margin-bottom="0cm" fo:line-height="150%" fo:text-align="justify" style:justify-single-word="false" fo:text-indent="1.27cm" style:auto-text-indent="false" style:page-number="auto" style:text-autospace="none"/>
      <style:text-properties fo:font-variant="normal" fo:text-transform="none" style:font-name="Times New Roman CYR" fo:font-size="14pt" fo:font-weight="normal" style:font-name-asian="Times New Roman CYR" style:font-size-asian="14pt" style:font-weight-asian="normal" style:font-name-complex="Times New Roman CYR" style:font-size-complex="14pt" style:font-weight-complex="normal"/>
    </style:style>
    <style:style style:name="P20" style:family="paragraph" style:parent-style-name="Standard" style:list-style-name="" style:master-page-name="">
      <style:paragraph-properties fo:margin-left="-0.026cm" fo:margin-right="0cm" fo:margin-top="0.176cm" fo:margin-bottom="0cm" fo:line-height="150%" fo:text-align="justify" style:justify-single-word="false" fo:text-indent="1.27cm" style:auto-text-indent="false" style:page-number="auto" style:text-autospace="none"/>
    </style:style>
    <style:style style:name="P21" style:family="paragraph" style:parent-style-name="Standard" style:list-style-name="RTF_5f_Num_20_7">
      <style:paragraph-properties fo:margin-left="1.117cm" fo:margin-right="0cm" fo:margin-top="0.176cm" fo:margin-bottom="0cm" fo:line-height="150%" fo:text-align="justify" style:justify-single-word="false" fo:text-indent="0cm" style:auto-text-indent="false" style:text-autospace="none">
        <style:tab-stops/>
      </style:paragraph-properties>
      <style:text-properties style:font-name="Times New Roman CYR" fo:font-size="14pt" style:font-name-asian="Times New Roman CYR" style:font-size-asian="14pt" style:font-name-complex="Times New Roman CYR" style:font-size-complex="14pt"/>
    </style:style>
    <style:style style:name="P22" style:family="paragraph" style:parent-style-name="Standard" style:list-style-name="RTF_5f_Num_20_7">
      <style:paragraph-properties fo:margin-left="1.117cm" fo:margin-right="0cm" fo:margin-top="0.176cm" fo:margin-bottom="0cm" fo:line-height="150%" fo:text-align="justify" style:justify-single-word="false" fo:text-indent="0cm" style:auto-text-indent="false" style:text-autospace="none">
        <style:tab-stops/>
      </style:paragraph-properties>
      <style:text-properties style:font-name="Times New Roman CYR" fo:font-size="14pt" style:font-name-asian="Times New Roman CYR" style:font-size-asian="14pt" style:font-name-complex="Times New Roman CYR" style:font-size-complex="14pt"/>
    </style:style>
    <style:style style:name="P23" style:family="paragraph" style:parent-style-name="Standard" style:list-style-name="L3">
      <style:paragraph-properties fo:margin-top="0.176cm" fo:margin-bottom="0cm" fo:line-height="150%" fo:text-align="justify" style:justify-single-word="false" style:text-autospace="none">
        <style:tab-stops/>
      </style:paragraph-properties>
      <style:text-properties style:font-name="Times New Roman CYR" fo:font-size="14pt" fo:language="ru" fo:country="RU" style:font-name-asian="Times New Roman CYR" style:font-size-asian="14pt" style:font-name-complex="Times New Roman CYR" style:font-size-complex="14pt"/>
    </style:style>
    <style:style style:name="P24" style:family="paragraph" style:parent-style-name="Standard" style:list-style-name="L3">
      <style:paragraph-properties fo:margin-left="0cm" fo:margin-right="0cm" fo:margin-top="0.176cm" fo:margin-bottom="0cm" fo:line-height="150%" fo:text-align="justify" style:justify-single-word="false" fo:text-indent="0cm" style:auto-text-indent="false" style:text-autospace="none">
        <style:tab-stops/>
      </style:paragraph-properties>
      <style:text-properties style:font-name="Times New Roman CYR" fo:font-size="14pt" style:font-name-asian="Times New Roman CYR" style:font-size-asian="14pt" style:font-name-complex="Times New Roman CYR" style:font-size-complex="14pt"/>
    </style:style>
    <style:style style:name="P25" style:family="paragraph" style:parent-style-name="Standard" style:list-style-name="L3" style:master-page-name="">
      <style:paragraph-properties fo:margin-left="0cm" fo:margin-right="0cm" fo:margin-top="0.176cm" fo:margin-bottom="0cm" fo:line-height="150%" fo:text-align="justify" style:justify-single-word="false" fo:text-indent="0cm" style:auto-text-indent="false" style:page-number="auto" style:text-autospace="none">
        <style:tab-stops/>
      </style:paragraph-properties>
      <style:text-properties style:font-name="Times New Roman CYR" fo:font-size="14pt" style:font-name-asian="Times New Roman CYR" style:font-size-asian="14pt" style:font-name-complex="Times New Roman CYR" style:font-size-complex="14pt"/>
    </style:style>
    <style:style style:name="P26" style:family="paragraph" style:list-style-name="L2"/>
    <style:style style:name="T1" style:family="text">
      <style:text-properties fo:font-variant="normal" fo:text-transform="none" style:font-name="Times New Roman CYR" fo:font-size="14pt" fo:font-weight="normal" style:font-name-asian="Times New Roman CYR" style:font-size-asian="14pt" style:font-weight-asian="normal" style:font-name-complex="Times New Roman CYR" style:font-size-complex="14pt" style:font-weight-complex="normal"/>
    </style:style>
    <style:style style:name="T2" style:family="text">
      <style:text-properties fo:font-variant="normal" fo:text-transform="none" style:font-name="Times New Roman CYR" fo:font-size="14pt" fo:language="ru" fo:country="RU" fo:font-weight="normal" style:font-name-asian="Times New Roman CYR" style:font-size-asian="14pt" style:font-weight-asian="normal" style:font-name-complex="Times New Roman CYR" style:font-size-complex="14pt" style:font-weight-complex="normal"/>
    </style:style>
    <style:style style:name="T3" style:family="text">
      <style:text-properties fo:font-variant="normal" fo:text-transform="none" style:font-name="Times New Roman CYR" fo:font-size="14pt" fo:language="en" fo:country="US" fo:font-weight="normal" style:font-name-asian="Times New Roman CYR" style:font-size-asian="14pt" style:font-weight-asian="normal" style:font-name-complex="Times New Roman CYR" style:font-size-complex="14pt" style:font-weight-complex="normal"/>
    </style:style>
    <style:style style:name="T4" style:family="text">
      <style:text-properties fo:font-variant="normal" fo:text-transform="none" style:font-name="Times New Roman1" fo:font-size="14pt" fo:language="en" fo:country="US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5" style:family="text">
      <style:text-properties fo:font-variant="normal" fo:text-transform="none" style:font-name="Times New Roman1" fo:font-size="14pt" fo:language="en" fo:country="none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6" style:family="text">
      <style:text-properties fo:font-variant="normal" fo:text-transform="none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T7" style:family="text">
      <style:text-properties fo:language="ru" fo:country="RU"/>
    </style:style>
    <style:style style:name="T8" style:family="text">
      <style:text-properties style:font-name="Times New Roman CYR" fo:font-size="14pt" fo:language="ru" fo:country="RU" style:font-name-asian="Times New Roman CYR" style:font-size-asian="14pt" style:font-name-complex="Times New Roman CYR" style:font-size-complex="14pt"/>
    </style:style>
    <style:style style:name="T9" style:family="text">
      <style:text-properties style:font-name="Times New Roman CYR" fo:font-size="14pt" fo:language="en" fo:country="none" style:font-name-asian="Times New Roman CYR" style:font-size-asian="14pt" style:font-name-complex="Times New Roman CYR" style:font-size-complex="14pt"/>
    </style:style>
    <style:style style:name="T10" style:family="text">
      <style:text-properties style:font-name="Times New Roman1" fo:font-size="14pt" fo:language="en" fo:country="US" style:font-name-asian="Times New Roman1" style:font-size-asian="14pt" style:font-name-complex="Times New Roman1" style:font-size-complex="14pt"/>
    </style:style>
    <style:style style:name="T11" style:family="text">
      <style:text-properties style:font-name="Times New Roman1" fo:language="en" fo:country="US" style:font-name-asian="Times New Roman1" style:font-name-complex="Times New Roman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Настоящая программа и методика определяет объем, последовательность и методику проведения предварительных испытаний (ПрИ) системы контроля геометрии и отбраковки цилиндрических алюминиевых слитков (далее СКГ).</text:p>
      <text:p text:style-name="P10">Объект испытаний, его состав и назначение</text:p>
      <text:p text:style-name="P9"><text:span text:style-name="T1">Испытаниям подвергается опытный образец СКГ, представляющий из себя программно-аппаратный комплекс разработки ООО </text:span><text:span text:style-name="T3">«</text:span><text:span text:style-name="T2">АльваСофт</text:span><text:span text:style-name="T3">», </text:span><text:span text:style-name="T2">содержащий измерительную раму с 4 датчиками расстояния, отдельный датчик длины слитка, шкаф управления и персональный компьютер.</text:span></text:p>
      <text:p text:style-name="P10">Цель и задачи испытания</text:p>
      <text:p text:style-name="P12">Целью испытаний является оценка <text:span text:style-name="T7">работоспособности и отказоустойчивости </text:span>СКГ, подтверждение принципиальной возможности проведения измерений указанным способом.</text:p>
      <text:p text:style-name="P10">Общие положения</text:p>
      <text:p text:style-name="P13">Испытания проводятся на основании следующих документов:</text:p>
      <text:list xml:id="list1341925625284860453" text:style-name="RTF_5f_Num_20_4">
        <text:list-item>
          <text:p text:style-name="P14"><text:span text:style-name="T1">График проведения испытаний системы контроля геометрии, диагностики и отбраковки алюминиевых слитков в ЛО-1 </text:span><text:span text:style-name="T4">«</text:span><text:span text:style-name="T2">РУСАЛ-Саяногорск</text:span><text:span text:style-name="T4">»</text:span></text:p>
        </text:list-item>
        <text:list-item>
          <text:p text:style-name="P15">Настоящая программа и методики предварительных испытаний.</text:p>
        </text:list-item>
      </text:list>
      <text:p text:style-name="P12">Испытания проводятся на территории АО <text:span text:style-name="T11">«</text:span><text:span text:style-name="T7">РУСАЛ-Саяногорск</text:span><text:span text:style-name="T11">» </text:span><text:span text:style-name="T7">в литейном отделении №1 на линии непрерывной гомогенизации цилиндрических слитков Hertwich №2.</text:span></text:p>
      <text:p text:style-name="P9"><text:span text:style-name="T8">Испытания проводятся над цилиндрическими слитками любых типа размеров. Для проведения испытаний назначается комиссия, состоящая из представителей ООО </text:span><text:span text:style-name="T10">«</text:span><text:span text:style-name="T8">АльваСофт</text:span><text:span text:style-name="T10">» </text:span><text:span text:style-name="T8">и АО </text:span><text:span text:style-name="T10">«</text:span><text:span text:style-name="T8">РУСАЛ-Саяногорск</text:span><text:span text:style-name="T10">».</text:span></text:p>
      <text:p text:style-name="P7">Продолжительность испытаний – 40 дней.</text:p>
      <text:p text:style-name="P10">Материально-техническое обеспечение испытаний</text:p>
      <text:p text:style-name="P12">Для проведения испытаний используется оборудование и материалы, <text:soft-page-break/>приведенные в Таблице 1.</text:p>
      <text:p text:style-name="P12">Таблица 1. Комплектация СКГ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1">Наименование</text:p>
          </table:table-cell>
          <table:table-cell table:style-name="Таблица1.A1" office:value-type="string">
            <text:p text:style-name="P1">Характеристики</text:p>
          </table:table-cell>
          <table:table-cell table:style-name="Таблица1.A1" office:value-type="string">
            <text:p text:style-name="P1">Тип, количество</text:p>
          </table:table-cell>
          <table:table-cell table:style-name="Таблица1.A1" office:value-type="string">
            <text:p text:style-name="P1">Производитель, поставщик</text:p>
          </table:table-cell>
        </table:table-row>
        <table:table-row table:style-name="Таблица1.1">
          <table:table-cell table:style-name="Таблица1.A2" office:value-type="string">
            <text:p text:style-name="P2">Рамка металлическая</text:p>
          </table:table-cell>
          <table:table-cell table:style-name="Таблица1.A2" office:value-type="string">
            <text:p text:style-name="P2">Внутренние размеры: 80х80 см.</text:p>
          </table:table-cell>
          <table:table-cell table:style-name="Таблица1.A2" office:value-type="string">
            <text:p text:style-name="P3">1</text:p>
          </table:table-cell>
          <table:table-cell table:style-name="Таблица1.A1" office:value-type="string">
            <text:p text:style-name="P5"><text:span text:style-name="T2">АО </text:span><text:span text:style-name="T4">«</text:span><text:span text:style-name="T2">РУСАЛ-Саяногорск</text:span><text:span text:style-name="T4">»</text:span></text:p>
          </table:table-cell>
        </table:table-row>
        <table:table-row table:style-name="Таблица1.1">
          <table:table-cell table:style-name="Таблица1.A2" office:value-type="string">
            <text:p text:style-name="P2">Датчик расстояния</text:p>
          </table:table-cell>
          <table:table-cell table:style-name="Таблица1.A2" office:value-type="string">
            <text:p text:style-name="P2">Точность: 0.1 мм, рабочий диапазон 100-400 мм.</text:p>
          </table:table-cell>
          <table:table-cell table:style-name="Таблица1.A2" office:value-type="string">
            <text:p text:style-name="P3">3</text:p>
          </table:table-cell>
          <table:table-cell table:style-name="Таблица1.A1" office:value-type="string">
            <text:p text:style-name="P5"><text:span text:style-name="T2">ООО </text:span><text:span text:style-name="T4">«</text:span><text:span text:style-name="T2">АльваСофт</text:span><text:span text:style-name="T4">»</text:span></text:p>
          </table:table-cell>
        </table:table-row>
        <table:table-row table:style-name="Таблица1.1">
          <table:table-cell table:style-name="Таблица1.A2" office:value-type="string">
            <text:p text:style-name="P2">Датчик расстояния</text:p>
          </table:table-cell>
          <table:table-cell table:style-name="Таблица1.A2" office:value-type="string">
            <text:p text:style-name="P2">Точность: 0.5 мм, рабочий диапазон 100-1000 мм.</text:p>
          </table:table-cell>
          <table:table-cell table:style-name="Таблица1.A2" office:value-type="string">
            <text:p text:style-name="P3">1</text:p>
          </table:table-cell>
          <table:table-cell table:style-name="Таблица1.A1" office:value-type="string">
            <text:p text:style-name="P5"><text:span text:style-name="T2">ООО </text:span><text:span text:style-name="T4">«</text:span><text:span text:style-name="T2">АльваСофт</text:span><text:span text:style-name="T4">»</text:span></text:p>
          </table:table-cell>
        </table:table-row>
        <table:table-row table:style-name="Таблица1.1">
          <table:table-cell table:style-name="Таблица1.A2" office:value-type="string">
            <text:p text:style-name="P2">Датчик расстояния</text:p>
          </table:table-cell>
          <table:table-cell table:style-name="Таблица1.A2" office:value-type="string">
            <text:p text:style-name="P2">Точность: 1 мм, рабочий диапазон 20-25000 мм.</text:p>
          </table:table-cell>
          <table:table-cell table:style-name="Таблица1.A2" office:value-type="string">
            <text:p text:style-name="P3">1</text:p>
          </table:table-cell>
          <table:table-cell table:style-name="Таблица1.A1" office:value-type="string">
            <text:p text:style-name="P5"><text:span text:style-name="T2">ООО </text:span><text:span text:style-name="T4">«</text:span><text:span text:style-name="T2">АльваСофт</text:span><text:span text:style-name="T4">»</text:span></text:p>
          </table:table-cell>
        </table:table-row>
        <table:table-row table:style-name="Таблица1.1">
          <table:table-cell table:style-name="Таблица1.A2" office:value-type="string">
            <text:p text:style-name="P2">Шкаф управления на контроллере Siemens</text:p>
          </table:table-cell>
          <table:table-cell table:style-name="Таблица1.A2" office:value-type="string">
            <text:p text:style-name="P2">Питание: 220 В.</text:p>
          </table:table-cell>
          <table:table-cell table:style-name="Таблица1.A2" office:value-type="string">
            <text:p text:style-name="P3">1</text:p>
          </table:table-cell>
          <table:table-cell table:style-name="Таблица1.A1" office:value-type="string">
            <text:p text:style-name="P5"><text:span text:style-name="T2">ООО </text:span><text:span text:style-name="T4">«</text:span><text:span text:style-name="T2">АльваСофт</text:span><text:span text:style-name="T4">»</text:span></text:p>
          </table:table-cell>
        </table:table-row>
        <table:table-row table:style-name="Таблица1.1">
          <table:table-cell table:style-name="Таблица1.A2" office:value-type="string">
            <text:p text:style-name="P2">Компьютер Samsung R540</text:p>
          </table:table-cell>
          <table:table-cell table:style-name="Таблица1.A2" office:value-type="string">
            <text:p text:style-name="P2">Питание: 220 В.</text:p>
          </table:table-cell>
          <table:table-cell table:style-name="Таблица1.A2" office:value-type="string">
            <text:p text:style-name="P3">1</text:p>
          </table:table-cell>
          <table:table-cell table:style-name="Таблица1.A1" office:value-type="string">
            <text:p text:style-name="P5"><text:span text:style-name="T2">ООО </text:span><text:span text:style-name="T4">«</text:span><text:span text:style-name="T2">АльваСофт</text:span><text:span text:style-name="T4">»</text:span></text:p>
          </table:table-cell>
        </table:table-row>
        <table:table-row table:style-name="Таблица1.1">
          <table:table-cell table:style-name="Таблица1.A2" office:value-type="string">
            <text:p text:style-name="P2">Соединительные кабели</text:p>
          </table:table-cell>
          <table:table-cell table:style-name="Таблица1.A2" office:value-type="string">
            <text:p text:style-name="P2">Длина 10 м.</text:p>
          </table:table-cell>
          <table:table-cell table:style-name="Таблица1.A2" office:value-type="string">
            <text:p text:style-name="P3">5</text:p>
          </table:table-cell>
          <table:table-cell table:style-name="Таблица1.A1" office:value-type="string">
            <text:p text:style-name="P4"/>
          </table:table-cell>
        </table:table-row>
      </table:table>
      <text:p text:style-name="P6">Измерительная рамка устанавливается на время проведения испытаний перед местом проведения ультразвукового исследования слитков. </text:p>
      <text:p text:style-name="P8">Шкаф управления размещается в помещении ПСУ линии непрерывной гомогенизации цилиндрических слитков Hertwich №2.</text:p>
      <text:p text:style-name="P11">Методы проведения испытаний</text:p>
      <text:list xml:id="list3585647328941672449" text:style-name="RTF_5f_Num_20_6">
        <text:list-item>
          <text:p text:style-name="P17">Проверка комплектности СКГ.</text:p>
        </text:list-item>
      </text:list>
      <text:p text:style-name="P19">Проверку выполняют сравнением комплектности СКГ с комплектностью, приведенной в Таблице 1 настоящей программы. Ответственный – специалист АльваСофт.</text:p>
      <text:list xml:id="list34573027" text:continue-numbering="true" text:style-name="RTF_5f_Num_20_6">
        <text:list-item>
          <text:p text:style-name="P17">Калибровка программного обеспечения.</text:p>
        </text:list-item>
      </text:list>
      <text:p text:style-name="P20"><text:span text:style-name="T1">Калибровка программного обеспечения осуществляется специалистами АльваСофт согласно их внутреннего руководства.</text:span></text:p>
      <text:list xml:id="list2468820374053093437" text:style-name="L2">
        <text:list-item>
          <text:p><text:span text:style-name="T9">Получение данных СКГ.</text:span></text:p>
        </text:list-item>
      </text:list>
      <text:p text:style-name="P16"><text:soft-page-break/>Во время движения слитка через измерительную рамку происходит автоматическое измерение и расчет параметров слитка, которые сохраняются в базе данных (БД) программного обеспечения. Параметры для сохранения:</text:p>
      <text:list xml:id="list2970956435052272833" text:style-name="RTF_5f_Num_20_7">
        <text:list-item>
          <text:p text:style-name="P21">диаметр слитка, замеренный на расстоянии 500 мм от переднего торца слитка;</text:p>
        </text:list-item>
        <text:list-item>
          <text:p text:style-name="P21">диаметр слитка, замеренный на расстоянии 500 мм от заднего торца слитка;</text:p>
        </text:list-item>
        <text:list-item>
          <text:p text:style-name="P21">диаметр слитка, замеренный посередине слитка;</text:p>
        </text:list-item>
        <text:list-item>
          <text:p text:style-name="P21">диаметр слитка, замеренный между серединой слитка и точкой измерения из пункта a;</text:p>
        </text:list-item>
        <text:list-item>
          <text:p text:style-name="P21">диаметр слитка, замеренный между серединой слитка и точкой измерения из пункта b.</text:p>
        </text:list-item>
      </text:list>
      <text:list xml:id="list5646835587110576322" text:style-name="L3">
        <text:list-item>
          <text:p text:style-name="P23">Оценка работоспособности и отказоустойчивости.</text:p>
          <text:list>
            <text:list-item>
              <text:list>
                <text:list-header>
                  <text:p text:style-name="P25"><text:span text:style-name="T7"><text:s text:c="7"/>По истечении 40 дней непрерывного использования СКГ проверяется работа системы путем просмотра и анализа сохраненной информации, формируется отчет, включающий в себя номера слитков, дату и время замера, измеренные параметры.</text:span></text:p>
                  <text:p text:style-name="P24"><text:span text:style-name="T7"/></text:p>
                </text:list-header>
              </text:list>
            </text:list-item>
          </text:list>
        </text:list-item>
      </text:list>
      <text:p text:style-name="P11">Отчетность</text:p>
      <text:p text:style-name="P13">В процессе испытаний должны оформляться протоколы по каждому виду проверки (испытания), подписываемые членами комиссии по проведению испытаний, непосредственно участвующими в проверках.</text:p>
      <text:p text:style-name="P13">По результатам испытаний должны быть оформлены акт и проект решения по акту предварительных испытаний.</text:p>
      <text:p text:style-name="P13">По результатам испытаний должны быть разработаны мероприятия по устранению возникших в ходе испытаний замечаний.</text:p>
      <text:p text:style-name="P11"><text:soft-page-break/>Перечень сокращений и условных обозначений</text:p>
      <text:p text:style-name="P12">БД<text:tab/><text:tab/>База данных;</text:p>
      <text:p text:style-name="P12">ПО<text:tab/><text:tab/>Программное обеспечение;</text:p>
      <text:p text:style-name="P12">СКГ<text:tab/><text:tab/>Система контроля геометрии;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 New Roman CYR" svg:font-family="'Times New Roman CYR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font-name="Symbol"/>
    </style:style>
    <style:style style:name="RTF_5f_Num_20_3_20_1" style:display-name="RTF_Num 3 1" style:family="text">
      <style:text-properties style:font-name="Symbol"/>
    </style:style>
    <style:style style:name="RTF_5f_Num_20_4_20_1" style:display-name="RTF_Num 4 1" style:family="text">
      <style:text-properties style:font-name="Symbol"/>
    </style:style>
    <style:style style:name="RTF_5f_Num_20_5_20_1" style:display-name="RTF_Num 5 1" style:family="text">
      <style:text-properties style:font-name="Symbol"/>
    </style:style>
    <style:style style:name="RTF_5f_Num_20_6_20_1" style:display-name="RTF_Num 6 1" style:family="text">
      <style:text-properties style:font-name="Symbol"/>
    </style:style>
    <style:style style:name="RTF_5f_Num_20_7_20_1" style:display-name="RTF_Num 7 1" style:family="text">
      <style:text-properties style:font-name="Symbol"/>
    </style:style>
    <style:style style:name="Bullet_20_Symbols" style:display-name="Bullet Symbols" style:family="text">
      <style:text-properties style:font-name="OpenSymbol" fo:font-size="22pt" style:font-name-asian="OpenSymbol" style:font-size-asian="22pt" style:font-name-complex="OpenSymbol" style:font-size-complex="22pt"/>
    </style:style>
    <style:style style:name="RTF_5f_Num_20_8_20_1" style:display-name="RTF_Num 8 1" style:family="text">
      <style:text-properties style:font-name="Symbol"/>
    </style:style>
    <style:style style:name="RTF_5f_Num_20_9_20_1" style:display-name="RTF_Num 9 1" style:family="text">
      <style:text-properties style:font-name="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 text:consecutive-numbering="true">
      <text:list-level-style-number text:level="1" text:style-name="RTF_5f_Num_20_3_20_1" style:num-prefix="·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 text:consecutive-numbering="true">
      <text:list-level-style-number text:level="1" text:style-name="RTF_5f_Num_20_4_20_1" style:num-prefix="·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 text:consecutive-numbering="true">
      <text:list-level-style-number text:level="1" text:style-name="RTF_5f_Num_20_5_20_1" style:num-prefix="·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 text:consecutive-numbering="true">
      <text:list-level-style-number text:level="1" text:style-name="RTF_5f_Num_20_6_20_1" style:num-prefix="·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 text:consecutive-numbering="true">
      <text:list-level-style-number text:level="1" text:style-name="RTF_5f_Num_20_7_20_1" style:num-prefix="·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 text:consecutive-numbering="true">
      <text:list-level-style-number text:level="1" text:style-name="RTF_5f_Num_20_8_20_1" style:num-prefix="·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 text:consecutive-numbering="true">
      <text:list-level-style-number text:level="1" text:style-name="RTF_5f_Num_20_9_20_1" style:num-prefix="·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M39S</meta:editing-duration>
    <meta:editing-cycles>18</meta:editing-cycles>
    <meta:generator>OpenOffice/4.1.2$Win32 OpenOffice.org_project/412m3$Build-9782</meta:generator>
    <dc:date>2016-08-22T14:39:39.69</dc:date>
    <dc:creator>Денис Зинченко</dc:creator>
    <meta:document-statistic meta:table-count="1" meta:image-count="0" meta:object-count="0" meta:page-count="4" meta:paragraph-count="70" meta:word-count="495" meta:character-count="3984"/>
    <meta:user-defined meta:name="Info 1"/>
    <meta:user-defined meta:name="Info 2"/>
    <meta:user-defined meta:name="Info 3"/>
    <meta:user-defined meta:name="Info 4"/>
  </office:meta>
</office:document-meta>
</file>